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231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05cm" draw:shadow="hidden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255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979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Standard-outline1">
      <style:graphic-properties draw:stroke="none" draw:fill="none" draw:fill-color="#ffffff" fo:min-height="12.98cm" draw:shadow="hidden" draw:shadow-color="#808080"/>
    </style:style>
    <style:style style:name="P1" style:family="paragraph">
      <style:paragraph-properties fo:margin-left="0cm" fo:margin-right="0cm" fo:line-height="93%" text:enable-numbering="false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1.199cm" fo:margin-right="0cm" fo:margin-top="0cm" fo:margin-bottom="0.502cm" fo:line-height="93%" text:enable-numbering="true" fo:text-indent="-0.9cm" style:line-break="strict"/>
    </style:style>
    <style:style style:name="P4" style:family="paragraph">
      <style:paragraph-properties fo:margin-left="2.398cm" fo:margin-right="0cm" fo:margin-top="0cm" fo:margin-bottom="0.401cm" fo:line-height="93%" text:enable-numbering="true" fo:text-indent="-0.798cm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199cm" fo:margin-right="0cm" fo:text-indent="-0.9cm"/>
    </style:style>
    <style:style style:name="T1" style:family="text">
      <style:text-properties fo:language="fi" fo:country="FI"/>
    </style:style>
    <text:list-style style:name="L1">
      <text:list-level-style-bullet text:level="1" text:bullet-char=""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e594d" fo:font-size="45%"/>
      </text:list-level-style-bullet>
      <text:list-level-style-bullet text:level="2" text:bullet-char="">
        <style:list-level-properties text:space-before="1.6cm" text:min-label-width="0.798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8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9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3.91cm" svg:height="3.507cm" svg:x="2.059cm" svg:y="1.543cm" presentation:class="title" presentation:user-transformed="true">
          <draw:text-box>
            <text:p text:style-name="P1"><text:span text:style-name="T1">1</text:span></text:p>
          </draw:text-box>
        </draw:frame>
        <draw:frame presentation:style-name="pr2" draw:text-style-name="P2" draw:layer="layout" svg:width="23.91cm" svg:height="13.231cm" svg:x="2.059cm" svg:y="5.838cm" presentation:class="outline" presentation:user-transformed="true">
          <draw:text-box>
            <text:list text:style-name="L2">
              <text:list-item>
                <text:p text:style-name="P3"><text:span text:style-name="T1">1.1</text:span></text:p>
              </text:list-item>
            </text:list>
            <text:list text:style-name="L2">
              <text:list-item>
                <text:p text:style-name="P3"><text:span text:style-name="T1">1.2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1.2.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1.2.2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1.3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5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4" draw:text-style-name="P2" draw:layer="layout" svg:width="23.91cm" svg:height="3.255cm" svg:x="2.059cm" svg:y="1.667cm" presentation:class="title" presentation:user-transformed="true">
          <draw:text-box>
            <text:p text:style-name="P1"><text:span text:style-name="T1">2</text:span></text:p>
          </draw:text-box>
        </draw:frame>
        <draw:frame presentation:style-name="pr5" draw:text-style-name="P2" draw:layer="layout" svg:width="23.91cm" svg:height="12.979cm" svg:x="2.059cm" svg:y="5.838cm" presentation:class="outline" presentation:user-transformed="true">
          <draw:text-box>
            <text:list text:style-name="L2">
              <text:list-item>
                <text:p text:style-name="P3"><text:span text:style-name="T1">2.1</text:span></text:p>
              </text:list-item>
            </text:list>
            <text:list text:style-name="L2">
              <text:list-item>
                <text:p text:style-name="P3"><text:span text:style-name="T1">2.2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5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text-style-name="P2" draw:layer="layout" svg:width="23.91cm" svg:height="3.255cm" svg:x="2.059cm" svg:y="1.667cm" presentation:class="title" presentation:user-transformed="true">
          <draw:text-box>
            <text:p text:style-name="P1"><text:span text:style-name="T1">3</text:span></text:p>
          </draw:text-box>
        </draw:frame>
        <draw:frame presentation:style-name="pr5" draw:text-style-name="P2" draw:layer="layout" svg:width="23.91cm" svg:height="12.979cm" svg:x="2.059cm" svg:y="5.838cm" presentation:class="outline" presentation:user-transformed="true">
          <draw:text-box>
            <text:list text:style-name="L2">
              <text:list-item>
                <text:p text:style-name="P3"><text:span text:style-name="T1">3.1</text:span></text:p>
              </text:list-item>
            </text:list>
            <text:list text:style-name="L2">
              <text:list-item>
                <text:p text:style-name="P3"><text:span text:style-name="T1">3.2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3" draw:text-style-name="P5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text-style-name="P2" draw:layer="layout" svg:width="23.91cm" svg:height="3.255cm" svg:x="2.059cm" svg:y="1.667cm" presentation:class="title" presentation:user-transformed="true">
          <draw:text-box>
            <text:p text:style-name="P1"><text:span text:style-name="T1">4</text:span></text:p>
          </draw:text-box>
        </draw:frame>
        <draw:frame presentation:style-name="pr6" draw:text-style-name="P6" draw:layer="layout" svg:width="23.91cm" svg:height="12.98cm" svg:x="2.059cm" svg:y="5.838cm" presentation:class="outline" presentation:placeholder="true" presentation:user-transformed="true">
          <draw:text-box/>
        </draw:frame>
        <presentation:notes draw:style-name="dp2">
          <draw:page-thumbnail draw:layer="layout" svg:width="13.705cm" svg:height="10.279cm" svg:x="3.647cm" svg:y="2.853cm" draw:page-number="4"/>
          <draw:frame presentation:style-name="pr3" draw:text-style-name="P5" draw:layer="layout" svg:width="14.512cm" svg:height="11.405cm" svg:x="3.25cm" svg:y="14.1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"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bold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">
            <style:list-level-properties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.599cm" fo:margin-right="0cm" fo:margin-top="0cm" fo:margin-bottom="0cm" fo:line-height="93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0.648cm"/>
          <style:tab-stop style:position="1.896cm"/>
          <style:tab-stop style:position="3.144cm"/>
          <style:tab-stop style:position="4.392cm"/>
          <style:tab-stop style:position="5.64cm"/>
          <style:tab-stop style:position="6.887cm"/>
          <style:tab-stop style:position="8.135cm"/>
          <style:tab-stop style:position="9.383cm"/>
          <style:tab-stop style:position="10.631cm"/>
          <style:tab-stop style:position="11.879cm"/>
          <style:tab-stop style:position="13.127cm"/>
          <style:tab-stop style:position="14.375cm"/>
          <style:tab-stop style:position="15.623cm"/>
          <style:tab-stop style:position="16.871cm"/>
          <style:tab-stop style:position="18.119cm"/>
          <style:tab-stop style:position="19.367cm"/>
          <style:tab-stop style:position="20.615cm"/>
          <style:tab-stop style:position="21.863cm"/>
          <style:tab-stop style:position="23.111cm"/>
          <style:tab-stop style:position="24.3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babed6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e594d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1.199cm" fo:margin-right="0cm" fo:margin-top="0cm" fo:margin-bottom="0.502cm" fo:line-height="93%" fo:text-align="start" text:enable-numbering="true" fo:text-indent="0cm" style:punctuation-wrap="simple" style:line-break="strict" style:writing-mode="lr-tb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93%" fo:text-align="start" text:enable-numbering="true" fo:text-indent="0cm" style:punctuation-wrap="simple" style:line-break="strict" style:writing-mode="lr-tb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93%" fo:text-align="start" text:enable-numbering="true" fo:text-indent="0cm" style:punctuation-wrap="simple" style:line-break="strict" style:writing-mode="lr-tb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93%" fo:text-align="start" text:enable-numbering="true" fo:text-indent="0cm" style:punctuation-wrap="simple" style:line-break="strict" style:writing-mode="lr-tb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babed6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solid" svg:stroke-width="0.026cm" svg:stroke-color="#c0c0c0" draw:stroke-linejoin="round" draw:fill="solid" draw:fill-color="#dddddd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125c8d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6cm" svg:height="5.344cm" svg:x="2.211cm" svg:y="4.158cm" draw:page-number="1"/>
      <draw:page-thumbnail draw:layer="backgroundobjects" svg:width="7.126cm" svg:height="5.344cm" svg:x="11.661cm" svg:y="4.158cm" draw:page-number="2"/>
      <draw:page-thumbnail draw:layer="backgroundobjects" svg:width="7.126cm" svg:height="5.344cm" svg:x="2.211cm" svg:y="12.177cm" draw:page-number="3"/>
      <draw:page-thumbnail draw:layer="backgroundobjects" svg:width="7.126cm" svg:height="5.344cm" svg:x="11.661cm" svg:y="12.177cm" draw:page-number="4"/>
      <draw:page-thumbnail draw:layer="backgroundobjects" svg:width="7.126cm" svg:height="5.344cm" svg:x="2.211cm" svg:y="20.196cm"/>
      <draw:page-thumbnail draw:layer="backgroundobjects" svg:width="7.126cm" svg:height="5.344cm" svg:x="11.661cm" svg:y="20.196cm"/>
      <draw:frame draw:style-name="gr1" draw:text-style-name="P1" draw:layer="backgroundobjects" svg:width="9.112cm" svg:height="1.484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page-number>&lt;numéro&gt;</text:page-number></text:p>
        </draw:text-box>
      </draw:frame>
    </style:handout-master>
    <style:master-page style:name="Standard" style:page-layout-name="PM1" draw:style-name="dp1">
      <draw:custom-shape draw:style-name="gr3" draw:text-style-name="P3" draw:layer="backgroundobjects" svg:width="26.873cm" svg:height="15.738cm" svg:x="1.124cm" svg:y="5.261cm">
        <text:p/>
        <draw:enhanced-geometry svg:viewBox="0 0 21600 21600" draw:path-stretchpoint-x="10800" draw:path-stretchpoint-y="10800" draw:text-areas="?f3 ?f4 ?f5 ?f6" draw:type="round-rectangle" draw:modifiers="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title" draw:layer="backgroundobjects" svg:width="23.905cm" svg:height="3.503cm" svg:x="2.058cm" svg:y="1.543cm" presentation:class="title" presentation:placeholder="true">
        <draw:text-box/>
      </draw:frame>
      <draw:frame presentation:style-name="Standard-outline1" draw:layer="backgroundobjects" svg:width="23.905cm" svg:height="13.226cm" svg:x="2.058cm" svg:y="5.837cm" presentation:class="outline" presentation:placeholder="true">
        <draw:text-box/>
      </draw:frame>
      <draw:custom-shape draw:style-name="gr4" draw:text-style-name="P3" draw:layer="backgroundobjects" svg:width="0.503cm" svg:height="2.549cm" svg:x="0cm" svg:y="0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4" draw:text-style-name="P3" draw:layer="backgroundobjects" svg:width="0.503cm" svg:height="2.548cm" svg:x="0cm" svg:y="6.615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4" draw:text-style-name="P3" draw:layer="backgroundobjects" svg:width="0.503cm" svg:height="2.548cm" svg:x="0cm" svg:y="3.246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gr5" draw:text-style-name="P4" draw:layer="backgroundobjects" svg:width="21cm" svg:height="29.7cm" svg:x="0cm" svg:y="0cm">
          <text:p/>
        </draw:rect>
        <draw:page-thumbnail presentation:style-name="Standard-title" draw:layer="backgroundobjects" svg:width="13.701cm" svg:height="10.276cm" svg:x="3.646cm" svg:y="2.852cm" presentation:class="page"/>
        <draw:frame presentation:style-name="Standard-notes" draw:layer="backgroundobjects" svg:width="14.512cm" svg:height="11.404cm" svg:x="3.25cm" svg:y="14.12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cls</meta:initial-creator>
    <dc:creator>scls</dc:cre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